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style="italic" style:font-style-asian="italic" style:font-style-complex="italic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Policepardéfaut" style:family="text">
      <style:text-properties fo:font-style="italic" style:font-style-asian="italic" style:font-style-complex="italic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T10" style:parent-style-name="Policepardéfaut" style:family="text">
      <style:text-properties fo:font-style="italic" style:font-style-asian="italic" style:font-style-complex="italic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Policepardéfaut" style:family="text">
      <style:text-properties fo:font-style="italic" style:font-style-asian="italic" style:font-style-complex="italic"/>
    </style:style>
    <style:style style:name="T17" style:parent-style-name="Policepardéfaut" style:family="text">
      <style:text-properties fo:font-style="italic" style:font-style-asian="italic" style:font-style-complex="italic"/>
    </style:style>
    <style:style style:name="T18" style:parent-style-name="Policepardéfaut" style:family="text">
      <style:text-properties fo:font-style="italic" style:font-style-asian="italic" style:font-style-complex="italic"/>
    </style:style>
    <style:style style:name="T19" style:parent-style-name="Policepardéfaut" style:family="text">
      <style:text-properties fo:font-style="italic" style:font-style-asian="italic" style:font-style-complex="italic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2">SUJET 2 : Ma bibliothèque</text:span></text:p>
      <text:p text:style-name="Standard"/>
      <text:p text:style-name="Standard"/>
      <text:p text:style-name="Standard">Création d’une application qui permet la gestion d’une bibliothèque de livres.</text:p>
      <text:p text:style-name="Standard"/>
      <text:p text:style-name="P3">Fonctionnalités :</text:p>
      <text:p text:style-name="P4"/>
      <text:p text:style-name="Standard">- Authentification</text:p>
      <text:p text:style-name="Standard">- Espace lecteur :</text:p>
      <text:p text:style-name="Standard"><text:tab/>- Lister les livres <text:s/></text:p>
      <text:p text:style-name="Standard"><text:tab/>- Ajouter /supprimer un livre à sa bibliothèque</text:p>
      <text:p text:style-name="Standard"><text:tab/>- Consulter un livre (lire, pour le moment ajouter un bouton lu)</text:p>
      <text:p text:style-name="Standard">- Espace administrateur :</text:p>
      <text:p text:style-name="Standard"><text:tab/>- Lister les livres et ses pages</text:p>
      <text:p text:style-name="Standard"><text:tab/>- Ajouter / modifier / supprimer un livre</text:p>
      <text:p text:style-name="Standard"><text:tab/>- Ajouter / modifier / supprimer les pages d’un livre</text:p>
      <text:p text:style-name="Standard"/>
      <text:p text:style-name="Standard"><text:span text:style-name="T5">Modèle de données :</text:span></text:p>
      <text:p text:style-name="Standard"/>
      <text:p text:style-name="Standard"><text:span text:style-name="T6">Livre</text:span>:</text:p>
      <text:p text:style-name="Standard">id, nom, auteur, date de sortie, genre, nombre téléchargement, nombre de lus</text:p>
      <text:p text:style-name="Standard"/>
      <text:p text:style-name="Standard">Page :</text:p>
      <text:p text:style-name="Standard">id, numéro, image , livre</text:p>
      <text:p text:style-name="Standard"/>
      <text:p text:style-name="Standard"><text:span text:style-name="T7">Utilisateur</text:span>:</text:p>
      <text:p text:style-name="Standard">id, nom, prénom, utilisateur, mot de passe, rôle,idBibliothèque</text:p>
      <text:p text:style-name="Standard"/>
      <text:p text:style-name="Standard"><text:span text:style-name="T8">bibliotheque</text:span>:</text:p>
      <text:p text:style-name="Standard">id, nomBibliothèque</text:p>
      <text:p text:style-name="P9"/>
      <text:p text:style-name="Standard"><text:span text:style-name="T10">bibliotheque_livre</text:span></text:p>
      <text:p text:style-name="Standard">id,<text:s/>idLivre,<text:s/>idBibliotheque, état</text:p>
      <text:p text:style-name="Standard"/>
      <text:p text:style-name="Standard"/>
      <text:p text:style-name="Standard"><text:span text:style-name="T11">Exercice 1 :</text:span></text:p>
      <text:p text:style-name="Standard"><text:s/></text:p>
      <text:p text:style-name="Standard">- Réalisation d’un projet NodeJs qui permet la :</text:p>
      <text:p text:style-name="Standard"><text:tab/>- génération des tables ci-dessus</text:p>
      <text:p text:style-name="Standard"><text:tab/>- génération des Apis qui répondent aux besoins des fonctionnalités</text:p>
      <text:p text:style-name="Standard">- Réalisation d’une interface Angular qui regroupe les fonctionnalités ci-dessus.</text:p>
      <text:p text:style-name="Standard"/>
      <text:p text:style-name="Standard"><text:span text:style-name="T12">Exercice 2 :</text:span></text:p>
      <text:p text:style-name="Standard"/>
      <text:p text:style-name="Standard">- Recherche d’un livre par auteur, date de sortie ou genre</text:p>
      <text:p text:style-name="Standard"><text:s text:c="2"/></text:p>
      <text:p text:style-name="P13">Exercice 3 :</text:p>
      <text:p text:style-name="Standard"/>
      <text:p text:style-name="Standard">- <text:s/>Lors de la consultation d’un livre, le lecteur peut parcourir les pages, le livre est considéré lu une fois qu’on est arrivé à la dernière page du livre.</text:p>
      <text:p text:style-name="Standard"/>
      <text:p text:style-name="Standard"/>
      <text:soft-page-break/>
      <text:p text:style-name="Standard"><text:span text:style-name="T14">Prérequis :</text:span></text:p>
      <text:p text:style-name="P15"/>
      <text:p text:style-name="Standard"><text:span text:style-name="T16">- Utilisation d’une base de données (mysql, pgsql...)</text:span></text:p>
      <text:p text:style-name="Standard"><text:span text:style-name="T17">- Génération des tables avec Sequilize</text:span></text:p>
      <text:p text:style-name="Standard"><text:span text:style-name="T18">- Création des APIs GET, POST, PUT, DELETE</text:span></text:p>
      <text:p text:style-name="Standard"><text:span text:style-name="T19">- Utilisation des GUARD et Bcrypt</text:span></text:p>
      <text:p text:style-name="Standard"><text:span text:style-name="T20">- Utilisation des routes et modules</text:span></text:p>
      <text:p text:style-name="Standard"><text:span text:style-name="T21">- Utilisation de formulaire et les règles de validation</text:span></text:p>
      <text:p text:style-name="Standard"><text:span text:style-name="T22">- Utilisation des directives et pipes (facultative)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EVENOT Maxime</dc:creator>
    <meta:creation-date>2022-11-24T11:08:00Z</meta:creation-date>
    <dc:date>2022-11-30T08:55:00Z</dc:date>
    <meta:template xlink:href="Normal" xlink:type="simple"/>
    <meta:editing-cycles>6</meta:editing-cycles>
    <meta:editing-duration>PT0S</meta:editing-duration>
    <meta:document-statistic meta:page-count="2" meta:paragraph-count="3" meta:word-count="246" meta:character-count="1596" meta:row-count="11" meta:non-whitespace-character-count="1353"/>
  </office:meta>
</office:document-meta>
</file>